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 style:list-style-name="L1"/>
    <style:style style:name="T1" style:family="text">
      <style:text-properties style:font-name="Times New Roman1"/>
    </style:style>
    <style:style style:name="T2" style:family="text">
      <style:text-properties style:font-name="Times New Roman1" fo:font-weight="bold" style:font-weight-asian="bold" style:font-weight-complex="bold"/>
    </style:style>
    <style:style style:name="T3" style:family="text">
      <style:text-properties style:font-name="Times New Roman1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mpus Adamsson &amp; Linus Hedberg </text:p>
      <text:p text:style-name="Standard">Programkonstruktion och Datastrukturer</text:p>
      <text:p text:style-name="Standard">Uppgift: Inlämmning 2</text:p>
      <text:p text:style-name="Standard">29/1-13</text:p>
      <text:p text:style-name="Standard"/>
      <text:p text:style-name="Standard">Inlämning 1 </text:p>
      <text:h text:style-name="Heading_20_1" text:outline-level="1"/>
      <text:h text:style-name="Heading_20_1" text:outline-level="1">EmptyQtree</text:h>
      <text:list xml:id="list31292014" text:style-name="L1">
        <text:list-header>
          <text:p text:style-name="P2"><text:s/>Eftersom “EmptyQtree” enbart skapar ett träd från en rektangel och dessa operationer tar konstant tid blir tidskomplexiteten konstant. <text:line-break/>f(n) = <text:span text:style-name="T1">Ɵ</text:span>(1)</text:p>
        </text:list-header>
      </text:list>
      <text:h text:style-name="Heading_20_1" text:outline-level="1">Hjalp</text:h>
      <text:p text:style-name="Text_20_body"><text:tab/>f(n) = 3 * T(if) + 8 * T(+) + 8 * T(-) + 8 * T(div)</text:p>
      <text:p text:style-name="Text_20_body"><text:tab/> <text:s text:c="9"/>---------------------- v-----------------------------</text:p>
      <text:p text:style-name="Text_20_body"><text:tab/><text:tab/><text:tab/><text:tab/> <text:s text:c="4"/>k<text:line-break/><text:tab/></text:p>
      <text:p text:style-name="Text_20_body"><text:tab/>Hjalp utför 3 if-operationer, 8 plus-operationer, 8 minus-operationer och slutligen 8 <text:tab/>divisions-operationer. Dessa utförs med konstant tidskomplexitet och hela funktionen blir <text:tab/>således konstant.</text:p>
      <text:p text:style-name="Text_20_body"><text:tab/>f(n) = <text:span text:style-name="T1">Ɵ</text:span>(1)</text:p>
      <text:h text:style-name="Heading_20_1" text:outline-level="1"/>
      <text:h text:style-name="Heading_20_1" text:outline-level="1">Insert</text:h>
      <text:p text:style-name="P1"><text:tab/>f(n) = 8 * T(n) * 2 * T(+) * 2 * T(-) * 2 * T(div) * <text:s/>12 * <text:s/>T(&lt;=&gt;) * 8 * T(Andalso) * 2 * T(::) <text:tab/>* 2 * T(Rect-anrop) * 1 * T(Hjalp-anrop) </text:p>
      <text:p text:style-name="Text_20_body"><text:tab/>Enligt master Theorem:</text:p>
      <text:p text:style-name="Text_20_body"><text:tab/>n är antal noder i trädet.</text:p>
      <text:p text:style-name="Text_20_body"><text:tab/>T(n) = <text:s/>1 * T(n/4) + F(n)</text:p>
      <text:p text:style-name="Text_20_body"><text:tab/>Där F(n) är konstant.</text:p>
      <text:p text:style-name="Text_20_body"><text:span text:style-name="T1"><text:tab/>Ɵ(</text:span>n^Log4 1) = 1 = F(n) alltså går vi till case 2.</text:p>
      <text:p text:style-name="Text_20_body"><text:span text:style-name="T1"><text:tab/>Ɵ(</text:span>n^log4 1 * <text:s/>lg n) <text:s/>= <text:span text:style-name="T1">Ɵ(</text:span>1 * lg n) = <text:span text:style-name="T1">Ɵ(</text:span>lg n)</text:p>
      <text:p text:style-name="Text_20_body"><text:tab/>Tidskomplexiteten är alltså <text:span text:style-name="T1">Ɵ(lg n) (logaritmiskt mot antalet noder I trädet) <text:s/><text:line-break/><text:tab/>Detta är samma för </text:span><text:span text:style-name="T2">worst case</text:span><text:span text:style-name="T3"> och </text:span><text:span text:style-name="T2">Average case.</text:span><text:tab/><text:tab/><text:tab/> <text:s text:c="4"/></text:p>
      <text:p text:style-name="Text_20_body"/>
      <text:h text:style-name="Heading_20_1" text:outline-level="1"><text:soft-page-break/></text:h>
      <text:h text:style-name="Heading_20_1" text:outline-level="1">Query'</text:h>
      <text:p text:style-name="Text_20_body"><text:tab/>f(n) = T[]<text:line-break/><text:tab/> <text:s text:c="6"/>= T(n-1)+ T(if) + 3 * T(andalso) + 4 T(&lt;&gt;) + T(::) + B</text:p>
      <text:p text:style-name="Text_20_body"><text:tab/> <text:s text:c="21"/>------------- v---------------------------------------</text:p>
      <text:p text:style-name="Text_20_body"><text:tab/><text:tab/><text:tab/><text:tab/> <text:s text:c="4"/>k</text:p>
      <text:p text:style-name="Text_20_body"><text:tab/>Detta enligt Theorem 1.<text:line-break/><text:tab/>Tidskomplexiteten för detta blir således linjär mot listan – vilket är ett argument till query'.</text:p>
      <text:p text:style-name="Text_20_body"><text:tab/>f(n) = <text:span text:style-name="T1">Ɵ</text:span>(n)</text:p>
      <text:p text:style-name="Text_20_body"><text:tab/>Även har vi en append funktion som är linjär mot längden av elementen i listan. Alltså <text:tab/>f(m) = <text:s/><text:span text:style-name="T1">Ɵ(m)</text:span></text:p>
      <text:p text:style-name="Text_20_body"><text:tab/>Så den totala tidskomplexiteten är alltså <text:s text:c="2"/><text:span text:style-name="T1">Ɵ(m) + <text:s/>Ɵ(n).</text:span></text:p>
      <text:h text:style-name="Heading_20_1" text:outline-level="1">Query</text:h>
      <text:p text:style-name="Text_20_body"><text:tab/>Att rekursera genom trädet(n) kommer att får samma tidskomplexitet som insert alltså <text:tab/><text:tab/><text:span text:style-name="T1">Ɵ (</text:span>lg n) mot antal noder i trädet. Vi måste även leta igenom alla listor med rektanglar(l) samt <text:tab/>sätta ihop alla rektanglar(m) som innehåller punkten (x,y). ((x,y) är punkten vi letar efter.)</text:p>
      <text:p text:style-name="Text_20_body"><text:tab/></text:p>
      <text:p text:style-name="Text_20_body"><text:tab/>Vi får alltså 3 olika variabler som måste adderas för den totala tidskomplexiteten.</text:p>
      <text:p text:style-name="Text_20_body"><text:tab/>T(total) = T(lg n) + <text:s/>T(l) + T(m)</text:p>
      <text:p text:style-name="Text_20_body"><text:tab/> <text:s text:c="2"/></text:p>
      <text:p text:style-name="Text_20_body"><text:tab/>Eftersom ett balanserat quadtree (där varje nod innehåller lika många rektanglar i sina <text:tab/>respektive listor) så kan listorna ses som en konstant vilka beror på trädets djup. Således <text:tab/>kommer alla testfall (Worst/Average/Best) att resultera I samma körtid – vilken är linjär mot <text:tab/>trädets djup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ZSongTi" svg:font-family="FZSongT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FZSongT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FZSongT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15:46:16</meta:creation-date>
    <dc:date>2013-02-01T11:13:18</dc:date>
    <meta:editing-duration>PT04H55M38S</meta:editing-duration>
    <meta:editing-cycles>41</meta:editing-cycles>
    <meta:generator>StarOffice/9$Solaris_x86 OpenOffice.org_project/320m12$Build-9483</meta:generator>
    <dc:creator>tyjg jghj</dc:creator>
    <meta:document-statistic meta:table-count="0" meta:image-count="0" meta:object-count="0" meta:page-count="2" meta:paragraph-count="37" meta:word-count="368" meta:character-count="2243"/>
  </office:meta>
</office:document-meta>
</file>